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338e1" officeooo:paragraph-rsid="001338e1"/>
    </style:style>
    <style:style style:name="P2" style:family="paragraph" style:parent-style-name="Standard">
      <style:text-properties officeooo:rsid="001338e1" officeooo:paragraph-rsid="0014aca3"/>
    </style:style>
    <style:style style:name="P3" style:family="paragraph" style:parent-style-name="Standard">
      <style:text-properties style:text-underline-style="solid" style:text-underline-width="auto" style:text-underline-color="font-color" officeooo:rsid="001338e1" officeooo:paragraph-rsid="001338e1"/>
    </style:style>
    <style:style style:name="P4" style:family="paragraph" style:parent-style-name="Standard">
      <style:text-properties style:text-underline-style="none" officeooo:rsid="001338e1" officeooo:paragraph-rsid="001338e1"/>
    </style:style>
    <style:style style:name="P5" style:family="paragraph" style:parent-style-name="Standard">
      <style:text-properties officeooo:rsid="0014aca3" officeooo:paragraph-rsid="0014aca3"/>
    </style:style>
    <style:style style:name="P6" style:family="paragraph" style:parent-style-name="Standard">
      <style:text-properties officeooo:rsid="001338e1" officeooo:paragraph-rsid="001338e1"/>
    </style:style>
    <style:style style:name="T1" style:family="text">
      <style:text-properties officeooo:rsid="001338e1"/>
    </style:style>
    <style:style style:name="T2" style:family="text">
      <style:text-properties officeooo:rsid="0014ac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onction: Y = A x B</text:p>
      <text:p text:style-name="P3"/>
      <text:p text:style-name="P3">Operations Standards</text:p>
      <text:p text:style-name="P1"/>
      <text:p text:style-name="P1"/>
      <text:p text:style-name="P1"/>
      <text:p text:style-name="P1">1. normal x normal</text:p>
      <text:p text:style-name="P1">Y = (-1)^s1 * 2^(E1) * (1 + (2^(-m)*m1) <text:s/>* (-1)^s * 2^(E2) * (1 + (2^(-m)*m2) </text:p>
      <text:p text:style-name="P1">Y = (-1)^(s1<text:span text:style-name="T2">+</text:span>s2) * 2^(E1+E2) * (1 + (2^(-m)*m1) <text:s/>* (1 + (2^(-m)*m2) </text:p>
      <text:p text:style-name="P5">Y= <text:span text:style-name="T1">(-1)^(s1</text:span>+<text:span text:style-name="T1">s2) * 2^(E1+E2) * (1 + </text:span>2^-m*m2 + 2^-m*m1 + 2^-m*m1 * 2^-m*m2)</text:p>
      <text:p text:style-name="P5">Y= <text:span text:style-name="T1">(-1)^(s1</text:span>+<text:span text:style-name="T1">s2) * 2^(E1+E2) * (1 + </text:span>2^-m(m2 + m1) + 2^-2m*m1*m2)</text:p>
      <text:p text:style-name="P2"/>
      <text:p text:style-name="P1">2. normal x subnormal</text:p>
      <text:p text:style-name="P1"/>
      <text:p text:style-name="P1"/>
      <text:p text:style-name="P1">4. subnormal x subnormal</text:p>
      <text:p text:style-name="P1"/>
      <text:p text:style-name="P3">Opération spéciales</text:p>
      <text:p text:style-name="P1"/>
      <text:p text:style-name="P1">1. <text:s/>NaN x NaN</text:p>
      <text:p text:style-name="P1">La valeur de A est propagée</text:p>
      <text:p text:style-name="P1"/>
      <text:p text:style-name="P1">2. NaN x Valeur/0/InF</text:p>
      <text:p text:style-name="P1">La valeur NaN est propagée</text:p>
      <text:p text:style-name="P1"/>
      <text:p text:style-name="P1">3. 0 x InF</text:p>
      <text:p text:style-name="P1">NaN est généré</text:p>
      <text:p text:style-name="P1"/>
      <text:p text:style-name="P1">4. 0 x normal/subnormal</text:p>
      <text:p text:style-name="P1">0 est généré</text:p>
      <text:p text:style-name="P1"/>
      <text:p text:style-name="P1">5. InF x InF</text:p>
      <text:p text:style-name="P1">InF est généré</text:p>
      <text:p text:style-name="P1"/>
      <text:p text:style-name="P1">6. InF x valeur</text:p>
      <text:p text:style-name="P1">InF est généré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7:16:03.099308317</meta:creation-date>
    <meta:generator>LibreOffice/7.6.4.1$Linux_X86_64 LibreOffice_project/60$Build-1</meta:generator>
    <dc:date>2024-01-28T09:55:26.631504397</dc:date>
    <meta:editing-duration>PT7H47M39S</meta:editing-duration>
    <meta:editing-cycles>3</meta:editing-cycles>
    <meta:document-statistic meta:table-count="0" meta:image-count="0" meta:object-count="0" meta:page-count="1" meta:paragraph-count="22" meta:word-count="125" meta:character-count="604" meta:non-whitespace-character-count="496"/>
  </office:meta>
</office:document-meta>
</file>